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25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7.2937in"/>
    </style:style>
    <style:style style:name="co15" style:family="table-column">
      <style:table-column-properties fo:break-before="auto" style:column-width="3.0264in"/>
    </style:style>
    <style:style style:name="co16" style:family="table-column">
      <style:table-column-properties fo:break-before="auto" style:column-width="0.3457in"/>
    </style:style>
    <style:style style:name="co17" style:family="table-column">
      <style:table-column-properties fo:break-before="auto" style:column-width="6.361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4.8492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4.9346in"/>
    </style:style>
    <style:style style:name="co27" style:family="table-column">
      <style:table-column-properties fo:break-before="auto" style:column-width="0.4929in"/>
    </style:style>
    <style:style style:name="co28" style:family="table-column">
      <style:table-column-properties fo:break-before="auto" style:column-width="0.3535in"/>
    </style:style>
    <style:style style:name="co29" style:family="table-column">
      <style:table-column-properties fo:break-before="auto" style:column-width="7.8189in"/>
    </style:style>
    <style:style style:name="co30" style:family="table-column">
      <style:table-column-properties fo:break-before="auto" style:column-width="1.15in"/>
    </style:style>
    <style:style style:name="co31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3" office:value-type="string" calcext:value-type="string">
            <text:p>Archetyp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ultis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ds you play with “Nuclear” in the name last 1 extra tur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</table:table>
      <table:table table:name="Special Minions" table:style-name="ta1"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Effect cards which “last X turns” last an extra turn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 office:value-type="string" calcext:value-type="string">
            <text:p>TODO: Considering changing this, it’s identical to Milkman Marauder right now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2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3" office:value-type="string" calcext:value-type="string">
            <text:p>Support Clas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style-name="ce3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style-name="ce3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3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style-name="ce3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3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3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</text:p>
          </table:table-cell>
          <table:table-cell/>
        </table:table-row>
        <table:table-row table:style-name="ro1">
          <table:table-cell table:style-name="ce3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3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3" office:value-type="string" calcext:value-type="string">
            <text:p>Bee</text:p>
          </table:table-cell>
          <table:table-cell table:number-columns-repeated="2"/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 table:style-name="ce3" office:value-type="string" calcext:value-type="string">
            <text:p>Clown</text:p>
          </table:table-cell>
          <table:table-cell table:number-columns-repeated="2"/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ughing Ga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style-name="ce3" office:value-type="string" calcext:value-type="string">
            <text:p>Nature</text:p>
          </table:table-cell>
          <table:table-cell table:number-columns-repeated="2"/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3" office:value-type="string" calcext:value-type="string">
            <text:p>Turtle</text:p>
          </table:table-cell>
          <table:table-cell table:number-columns-repeated="2"/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If you have at least one Turtle in play, enemy Level 1 Minions deal no damage to your base, lasts 3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3" office:value-type="string" calcext:value-type="string">
            <text:p>Farm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3" office:value-type="string" calcext:value-type="string">
            <text:p>Demon</text:p>
          </table:table-cell>
          <table:table-cell table:number-columns-repeated="2"/>
          <table:table-cell office:value-type="string" calcext:value-type="string">
            <text:p>Life Drai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3"/>
          <table:table-cell table:number-columns-repeated="2"/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6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orbidden Frui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3" office:value-type="string" calcext:value-type="string">
            <text:p>Miscellaneous</text:p>
          </table:table-cell>
          <table:table-cell table:number-columns-repeated="2"/>
          <table:table-cell office:value-type="string" calcext:value-type="string">
            <text:p>Chick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When played, turns into any card in the game at random</text:p>
          </table:table-cell>
          <table:table-cell office:value-type="string" calcext:value-type="string">
            <text:p>Will not transform into Ultra Rares</text:p>
          </table:table-cell>
        </table:table-row>
      </table:table>
      <table:table table:name="Field Effects" table:style-name="ta1">
        <table:table-column table:style-name="co12" table:default-cell-style-name="Default"/>
        <table:table-column table:style-name="co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29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Clow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Farm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3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0-13T14:36:49.516538221</dc:date>
    <meta:editing-duration>P2DT4H37S</meta:editing-duration>
    <meta:editing-cycles>409</meta:editing-cycles>
    <meta:document-statistic meta:table-count="9" meta:cell-count="1359" meta:object-count="0"/>
  </office:meta>
</office:document-meta>
</file>